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1cf" officeooo:paragraph-rsid="000981cf"/>
    </style:style>
    <style:style style:name="P2" style:family="paragraph" style:parent-style-name="Standard" style:list-style-name="L1">
      <style:text-properties officeooo:rsid="000981cf" officeooo:paragraph-rsid="000981cf"/>
    </style:style>
    <style:style style:name="P3" style:family="paragraph" style:parent-style-name="Standard" style:list-style-name="L1">
      <style:text-properties officeooo:rsid="000b124c" officeooo:paragraph-rsid="000b124c"/>
    </style:style>
    <style:style style:name="P4" style:family="paragraph" style:parent-style-name="Standard">
      <style:text-properties officeooo:rsid="000b124c" officeooo:paragraph-rsid="000b124c"/>
    </style:style>
    <style:style style:name="P5" style:family="paragraph" style:parent-style-name="Standard" style:list-style-name="L1">
      <style:text-properties officeooo:rsid="000c3ea9" officeooo:paragraph-rsid="000c3ea9"/>
    </style:style>
    <style:style style:name="P6" style:family="paragraph" style:parent-style-name="Standard">
      <style:text-properties officeooo:rsid="000c3ea9" officeooo:paragraph-rsid="000c3ea9"/>
    </style:style>
    <style:style style:name="T1" style:family="text">
      <style:text-properties officeooo:rsid="000c3e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EGO PROYECTO 1</text:p>
      <text:p text:style-name="P1"/>
      <text:p text:style-name="P1">TEMATICA:</text:p>
      <text:p text:style-name="P1"/>
      <text:p text:style-name="P1"/>
      <text:p text:style-name="P1">Clases: </text:p>
      <text:p text:style-name="P1"/>
      <text:list xml:id="list4195309446" text:style-name="L1">
        <text:list-item>
          <text:p text:style-name="P2">Game Manager</text:p>
          <text:p text:style-name="P2"/>
          <text:list>
            <text:list-item>
              <text:p text:style-name="P2">Punctuation </text:p>
            </text:list-item>
            <text:list-item>
              <text:p text:style-name="P2">Victoria </text:p>
            </text:list-item>
            <text:list-item>
              <text:p text:style-name="P2">Perder</text:p>
            </text:list-item>
            <text:list-item>
              <text:p text:style-name="P2">Start()</text:p>
            </text:list-item>
          </text:list>
        </text:list-item>
      </text:list>
      <text:p text:style-name="P1"/>
      <text:list xml:id="list141339447945101" text:continue-numbering="true" text:style-name="L1">
        <text:list-item>
          <text:p text:style-name="P2">Interface</text:p>
          <text:list>
            <text:list-item>
              <text:p text:style-name="P2">Background Img</text:p>
            </text:list-item>
            <text:list-item>
              <text:p text:style-name="P2">Metodo cambio img</text:p>
            </text:list-item>
          </text:list>
        </text:list-item>
      </text:list>
      <text:p text:style-name="P1"/>
      <text:list xml:id="list141338430947703" text:continue-numbering="true" text:style-name="L1">
        <text:list-item>
          <text:p text:style-name="P2">Player</text:p>
          <text:list>
            <text:list-item>
              <text:p text:style-name="P2">Move()</text:p>
            </text:list-item>
            <text:list-item>
              <text:p text:style-name="P2">Shoot()</text:p>
            </text:list-item>
          </text:list>
        </text:list-item>
      </text:list>
      <text:p text:style-name="P1"/>
      <text:list xml:id="list141339601208916" text:continue-numbering="true" text:style-name="L1">
        <text:list-item>
          <text:p text:style-name="P2">Bullets</text:p>
          <text:list>
            <text:list-item>
              <text:p text:style-name="P2">Move()</text:p>
            </text:list-item>
            <text:list-item>
              <text:p text:style-name="P3">Collision() - Array enemigos busca distancia cte</text:p>
            </text:list-item>
          </text:list>
        </text:list-item>
      </text:list>
      <text:p text:style-name="P4"/>
      <text:list xml:id="list141338398257265" text:continue-numbering="true" text:style-name="L1">
        <text:list-item>
          <text:p text:style-name="P5">Enemies</text:p>
        </text:list-item>
      </text:list>
      <text:p text:style-name="P6"/>
      <text:list xml:id="list141339555486386" text:continue-numbering="true" text:style-name="L1">
        <text:list-item>
          <text:list>
            <text:list-item>
              <text:p text:style-name="P5">Move()</text:p>
            </text:list-item>
            <text:list-item>
              <text:p text:style-name="P5">Color</text:p>
            </text:list-item>
            <text:list-item>
              <text:p text:style-name="P5">Img</text:p>
            </text:list-item>
            <text:list-item>
              <text:p text:style-name="P5">Finish()</text:p>
              <text:p text:style-name="P5"/>
            </text:list-item>
            <text:list-item>
              <text:p text:style-name="P5">Especial Hereda Enemies</text:p>
              <text:list>
                <text:list-item>
                  <text:p text:style-name="P5">CambioColor()</text:p>
                </text:list-item>
                <text:list-item>
                  <text:p text:style-name="P5">Finish() - Modificado con respecto al padre llama a cambio de color</text:p>
                  <text:p text:style-name="P5"/>
                </text:list-item>
              </text:list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3:25:51.288468424</meta:creation-date>
    <dc:date>2021-10-28T14:13:37.407733832</dc:date>
    <meta:editing-duration>PT3M5S</meta:editing-duration>
    <meta:editing-cycles>1</meta:editing-cycles>
    <meta:document-statistic meta:table-count="0" meta:image-count="0" meta:object-count="0" meta:page-count="1" meta:paragraph-count="29" meta:word-count="75" meta:character-count="357" meta:non-whitespace-character-count="328"/>
    <meta:generator>LibreOffice/6.4.7.2$Linux_X86_64 LibreOffice_project/40$Build-2</meta:generator>
  </office:meta>
</office:document-meta>
</file>